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0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fo:background-color="#ff9900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009933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84d1"/>
    </style:style>
    <style:style style:name="ce12" style:family="table-cell" style:parent-style-name="Default">
      <style:table-cell-properties fo:background-color="#0084d1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84d1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84d1"/>
    </style:style>
    <style:style style:name="ce17" style:family="table-cell" style:parent-style-name="Default">
      <style:table-cell-properties fo:background-color="#0084d1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8"/>
        <table:table-column table:style-name="co1" table:number-columns-repeated="4" table:default-cell-style-name="ce1"/>
        <table:table-column table:style-name="co1" table:number-columns-repeated="7" table:default-cell-style-name="ce9"/>
        <table:table-column table:style-name="co1" table:default-cell-style-name="ce11"/>
        <table:table-column table:style-name="co1" table:number-columns-repeated="2" table:default-cell-style-name="ce9"/>
        <table:table-row table:style-name="ro1">
          <table:table-cell table:style-name="Default" table:number-columns-repeated="19"/>
        </table:table-row>
        <table:table-row table:style-name="ro1">
          <table:table-cell table:style-name="Default"/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_x = x^12-x^8-x^5+x/2-1.14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Default" table:number-columns-repeated="19"/>
        </table:table-row>
        <table:table-row table:style-name="ro2">
          <table:table-cell table:style-name="Default"/>
          <table:table-cell table:style-name="ce4" office:value-type="date" office:date-value="2014-07-14" calcext:value-type="date">
            <text:p>14/07/14</text:p>
          </table:table-cell>
          <table:table-cell table:style-name="ce7"/>
          <table:table-cell table:style-name="ce7" office:value-type="string" calcext:value-type="string">
            <text:p>machine:</text:p>
          </table:table-cell>
          <table:table-cell table:style-name="ce7" office:value-type="string" calcext:value-type="string">
            <text:p>Dual 12-core Xeon <text:s/>E5-2695 @2.4GHz</text:p>
          </table:table-cell>
          <table:table-cell table:style-name="ce7"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Performance:</text:p>
          </table:table-cell>
          <table:table-cell table:number-columns-repeated="2"/>
          <table:table-cell table:style-name="ce1"/>
          <table:table-cell table:number-columns-repeated="4"/>
          <table:table-cell table:style-name="ce10" office:value-type="string" calcext:value-type="string">
            <text:p>External iterations:</text:p>
          </table:table-cell>
          <table:table-cell table:number-columns-repeated="4"/>
          <table:table-cell table:style-name="ce10" office:value-type="string" calcext:value-type="string">
            <text:p>External iterations: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  <table:table-cell office:value-type="string" calcext:value-type="string">
            <text:p>A: number of evolution workers</text:p>
          </table:table-cell>
          <table:table-cell table:number-columns-repeated="9"/>
          <table: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500 1000 500 1.0 1.1 50 0.00001 A B C</text:p>
          </table:table-cell>
          <table:table-cell/>
          <table:table-cell table:style-name="ce1"/>
          <table:table-cell/>
          <table:table-cell office:value-type="string" calcext:value-type="string">
            <text:p>B: number of selection workers</text:p>
          </table:table-cell>
          <table:table-cell table:number-columns-repeated="2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ITER 1000 500 1.0 1.1 50 0.000001 1 1 1</text:p>
          </table:table-cell>
          <table:table-cell table:number-columns-repeated="3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ITER 10000 5000 1.0 1.1 50 0.000001 1 1 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500 50</text:p>
          </table:table-cell>
          <table:table-cell table:style-name="ce1"/>
          <table:table-cell/>
          <table:table-cell office:value-type="string" calcext:value-type="string">
            <text:p>C: number of filtering workers</text:p>
          </table:table-cell>
          <table:table-cell table:number-columns-repeated="9"/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5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3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10269.9" calcext:value-type="float">
            <text:p>10269,9</text:p>
          </table:table-cell>
          <table:table-cell office:value-type="float" office:value="1.008337" calcext:value-type="float">
            <text:p>1,008337</text:p>
          </table:table-cell>
          <table:table-cell table:formula="of:=[.$C$11]/[.C11]" office:value-type="float" office:value="1" calcext:value-type="float">
            <text:p>1,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.0025" calcext:value-type="float">
            <text:p>1,0025</text:p>
          </table:table-cell>
          <table:table-cell office:value-type="float" office:value="1012.66" calcext:value-type="float">
            <text:p>1012,6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0025" calcext:value-type="float">
            <text:p>1,0025</text:p>
          </table:table-cell>
          <table:table-cell table:style-name="ce9" office:value-type="float" office:value="10053.2" calcext:value-type="float">
            <text:p>1005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692.2" calcext:value-type="float">
            <text:p>692,2</text:p>
          </table:table-cell>
          <table:table-cell office:value-type="float" office:value="1.008337" calcext:value-type="float">
            <text:p>1,008337</text:p>
          </table:table-cell>
          <table:table-cell table:formula="of:=[.$C$11]/[.C12]" office:value-type="float" office:value="14.8366079167871" calcext:value-type="float">
            <text:p>14,8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.005" calcext:value-type="float">
            <text:p>1,005</text:p>
          </table:table-cell>
          <table:table-cell office:value-type="float" office:value="2051.21" calcext:value-type="float">
            <text:p>2051,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005" calcext:value-type="float">
            <text:p>1,005</text:p>
          </table:table-cell>
          <table:table-cell table:style-name="ce9" office:value-type="float" office:value="20360.1" calcext:value-type="float">
            <text:p>20360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754.01" calcext:value-type="float">
            <text:p>754,01</text:p>
          </table:table-cell>
          <table:table-cell office:value-type="float" office:value="1.008337" calcext:value-type="float">
            <text:p>1,008337</text:p>
          </table:table-cell>
          <table:table-cell table:formula="of:=[.$C$11]/[.C13]" office:value-type="float" office:value="13.6203763875811" calcext:value-type="float">
            <text:p>13,6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.0075" calcext:value-type="float">
            <text:p>1,0075</text:p>
          </table:table-cell>
          <table:table-cell office:value-type="float" office:value="3067.46" calcext:value-type="float">
            <text:p>3067,4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.0075" calcext:value-type="float">
            <text:p>1,0075</text:p>
          </table:table-cell>
          <table:table-cell table:style-name="ce9" office:value-type="float" office:value="30630.01" calcext:value-type="float">
            <text:p>30630,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559.87" calcext:value-type="float">
            <text:p>559,87</text:p>
          </table:table-cell>
          <table:table-cell office:value-type="float" office:value="1.008337" calcext:value-type="float">
            <text:p>1,008337</text:p>
          </table:table-cell>
          <table:table-cell table:formula="of:=[.$C$11]/[.C14]" office:value-type="float" office:value="18.3433654241163" calcext:value-type="float">
            <text:p>18,3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.008337" calcext:value-type="float">
            <text:p>1,008337</text:p>
          </table:table-cell>
          <table:table-cell office:value-type="float" office:value="4109.64" calcext:value-type="float">
            <text:p>4109,6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008337" calcext:value-type="float">
            <text:p>1,008337</text:p>
          </table:table-cell>
          <table:table-cell table:style-name="ce9" office:value-type="float" office:value="40944.5" calcext:value-type="float">
            <text:p>4094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712.11" calcext:value-type="float">
            <text:p>712,11</text:p>
          </table:table-cell>
          <table:table-cell office:value-type="float" office:value="1.008337" calcext:value-type="float">
            <text:p>1,008337</text:p>
          </table:table-cell>
          <table:table-cell table:formula="of:=[.$C$11]/[.C15]" office:value-type="float" office:value="14.4217887685891" calcext:value-type="float">
            <text:p>14,42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756.21" calcext:value-type="float">
            <text:p>756,21</text:p>
          </table:table-cell>
          <table:table-cell office:value-type="float" office:value="1.008337" calcext:value-type="float">
            <text:p>1,008337</text:p>
          </table:table-cell>
          <table:table-cell table:formula="of:=[.$C$11]/[.C16]" office:value-type="float" office:value="13.5807513785853" calcext:value-type="float">
            <text:p>13,58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0" office:value-type="string" calcext:value-type="string">
            <text:p>Internal iterations:</text:p>
          </table:table-cell>
          <table:table-cell table:number-columns-repeated="4"/>
          <table:table-cell table:style-name="ce10" office:value-type="string" calcext:value-type="string">
            <text:p>Internal iterations: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1"/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 500 1.0 1.1 50 0.000001 A B C</text:p>
          </table:table-cell>
          <table:table-cell/>
          <table:table-cell table:style-name="ce1"/>
          <table:table-cell table:number-columns-repeated="4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100 1000 500 1.0 1.1 ITER 0.000001 1 1 1</text:p>
          </table:table-cell>
          <table:table-cell table:number-columns-repeated="3"/>
          <table:table-cell table:style-name="ce10" office:value-type="string" calcext:value-type="string">
            <text:p>command</text:p>
          </table:table-cell>
          <table:table-cell office:value-type="string" calcext:value-type="string">
            <text:p>./funcmin 100 10000 5000 1.0 1.1 ITER 0.000001 1 1 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50</text:p>
          </table:table-cell>
          <table:table-cell table:style-name="ce1"/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5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3"/>
          <table:table-cell table:style-name="ce15" office:value-type="string" calcext:value-type="string">
            <text:p>Result</text:p>
          </table:table-cell>
          <table:table-cell table:style-name="ce15" office:value-type="string" calcext:value-type="string">
            <text:p>Time(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4094.5" calcext:value-type="float">
            <text:p>4094,5</text:p>
          </table:table-cell>
          <table:table-cell office:value-type="float" office:value="1.008337" calcext:value-type="float">
            <text:p>1,008337</text:p>
          </table:table-cell>
          <table:table-cell table:formula="of:=[.$C$22]/[.C22]" office:value-type="float" office:value="1" calcext:value-type="float">
            <text:p>1,0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.005" calcext:value-type="float">
            <text:p>1,005</text:p>
          </table:table-cell>
          <table:table-cell office:value-type="float" office:value="2051.21" calcext:value-type="float">
            <text:p>2051,2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005" calcext:value-type="float">
            <text:p>1,005</text:p>
          </table:table-cell>
          <table:table-cell table:style-name="ce9" office:value-type="float" office:value="20360.1" calcext:value-type="float">
            <text:p>20360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275.11" calcext:value-type="float">
            <text:p>275,11</text:p>
          </table:table-cell>
          <table:table-cell office:value-type="float" office:value="1.008337" calcext:value-type="float">
            <text:p>1,008337</text:p>
          </table:table-cell>
          <table:table-cell table:formula="of:=[.$C$22]/[.C23]" office:value-type="float" office:value="14.8831376540293" calcext:value-type="float">
            <text:p>14,8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.008337" calcext:value-type="float">
            <text:p>1,008337</text:p>
          </table:table-cell>
          <table:table-cell office:value-type="float" office:value="4118.08" calcext:value-type="float">
            <text:p>4118,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008337" calcext:value-type="float">
            <text:p>1,008337</text:p>
          </table:table-cell>
          <table:table-cell table:style-name="ce9" office:value-type="float" office:value="41095" calcext:value-type="float">
            <text:p>41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302.01" calcext:value-type="float">
            <text:p>302,01</text:p>
          </table:table-cell>
          <table:table-cell office:value-type="float" office:value="1.008337" calcext:value-type="float">
            <text:p>1,008337</text:p>
          </table:table-cell>
          <table:table-cell table:formula="of:=[.$C$22]/[.C24]" office:value-type="float" office:value="13.5574980960895" calcext:value-type="float">
            <text:p>13,56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222.96" calcext:value-type="float">
            <text:p>222,96</text:p>
          </table:table-cell>
          <table:table-cell office:value-type="float" office:value="1.008337" calcext:value-type="float">
            <text:p>1,008337</text:p>
          </table:table-cell>
          <table:table-cell table:formula="of:=[.$C$22]/[.C25]" office:value-type="float" office:value="18.3642805884464" calcext:value-type="float">
            <text:p>18,36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280.12" calcext:value-type="float">
            <text:p>280,12</text:p>
          </table:table-cell>
          <table:table-cell office:value-type="float" office:value="1.008337" calcext:value-type="float">
            <text:p>1,008337</text:p>
          </table:table-cell>
          <table:table-cell table:formula="of:=[.$C$22]/[.C26]" office:value-type="float" office:value="14.6169498786234" calcext:value-type="float">
            <text:p>14,62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290.33" calcext:value-type="float">
            <text:p>290,33</text:p>
          </table:table-cell>
          <table:table-cell office:value-type="float" office:value="1.008337" calcext:value-type="float">
            <text:p>1,008337</text:p>
          </table:table-cell>
          <table:table-cell table:formula="of:=[.$C$22]/[.C27]" office:value-type="float" office:value="14.1029173698894" calcext:value-type="float">
            <text:p>14,10</text:p>
          </table:table-cell>
          <table:table-cell table:number-columns-repeated="11"/>
          <table:table-cell table:style-name="ce9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1"/>
          <table:table-cell table:number-columns-repeated="4"/>
          <table:table-cell table:style-name="ce12" office:value-type="string" calcext:value-type="string">
            <text:p>External vs Internal iterations</text:p>
          </table:table-cell>
          <table:table-cell table:style-name="ce12" table:number-columns-repeated="3"/>
          <table:table-cell table:style-name="ce11" table:number-columns-repeated="3"/>
          <table:table-cell/>
          <table:table-cell table:style-name="ce11"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 500 1.0 1.1 100 0.000001 A B C</text:p>
          </table:table-cell>
          <table:table-cell/>
          <table:table-cell table:style-name="ce1"/>
          <table:table-cell table:number-columns-repeated="4"/>
          <table:table-cell table:style-name="ce12" office:value-type="string" calcext:value-type="string">
            <text:p>command:</text:p>
          </table:table-cell>
          <table:table-cell table:style-name="ce11" office:value-type="string" calcext:value-type="string">
            <text:p>./funcmin EXT 1000 500 1.0 1.1 INT 0.000001 1 1 1</text:p>
          </table:table-cell>
          <table:table-cell table:style-name="ce11" table:number-columns-repeated="5"/>
          <table:table-cell/>
          <table:table-cell table:style-name="ce11"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100</text:p>
          </table:table-cell>
          <table:table-cell table:style-name="ce1"/>
          <table:table-cell table:number-columns-repeated="4"/>
          <table:table-cell table:style-name="ce11" office:value-type="string" calcext:value-type="string">
            <text:p>sequential execution</text:p>
          </table:table-cell>
          <table:table-cell table:style-name="ce11" table:number-columns-repeated="3"/>
          <table:table-cell table:style-name="ce17" office:value-type="string" calcext:value-type="string">
            <text:p>INT</text:p>
          </table:table-cell>
          <table:table-cell table:style-name="ce11" table:number-columns-repeated="2"/>
          <table:table-cell/>
          <table:table-cell table:style-name="ce11"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  <table:table-cell table:style-name="ce11"/>
          <table:table-cell table:style-name="ce12" office:value-type="string" calcext:value-type="string">
            <text:p>Result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0" calcext:value-type="float">
            <text:p>200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8242.13" calcext:value-type="float">
            <text:p>8242,13</text:p>
          </table:table-cell>
          <table:table-cell office:value-type="float" office:value="1.008337" calcext:value-type="float">
            <text:p>1,008337</text:p>
          </table:table-cell>
          <table:table-cell table:formula="of:=[.$C$33]/[.C33]" office:value-type="float" office:value="1" calcext:value-type="float">
            <text:p>1,00</text:p>
          </table:table-cell>
          <table:table-cell table:number-columns-repeated="4"/>
          <table:table-cell table:style-name="ce11"/>
          <table:table-cell table:style-name="ce12" office:value-type="float" office:value="1" calcext:value-type="float">
            <text:p>1</text:p>
          </table:table-cell>
          <table:table-cell table:style-name="ce11" office:value-type="float" office:value="1.000001" calcext:value-type="float">
            <text:p>1,000001</text:p>
          </table:table-cell>
          <table:table-cell table:style-name="ce16" office:value-type="float" office:value="1.00001" calcext:value-type="float">
            <text:p>1,00001</text:p>
          </table:table-cell>
          <table:table-cell table:style-name="ce11" office:value-type="float" office:value="1.00005" calcext:value-type="float">
            <text:p>1,00005</text:p>
          </table:table-cell>
          <table:table-cell table:style-name="ce16" office:value-type="float" office:value="1.0001" calcext:value-type="float">
            <text:p>1,0001</text:p>
          </table:table-cell>
          <table:table-cell table:style-name="ce11" office:value-type="float" office:value="1.0002" calcext:value-type="float">
            <text:p>1,0002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498.79" calcext:value-type="float">
            <text:p>498,79</text:p>
          </table:table-cell>
          <table:table-cell office:value-type="float" office:value="1.008337" calcext:value-type="float">
            <text:p>1,008337</text:p>
          </table:table-cell>
          <table:table-cell table:formula="of:=[.$C$33]/[.C34]" office:value-type="float" office:value="16.52424868181" calcext:value-type="float">
            <text:p>16,52</text:p>
          </table:table-cell>
          <table:table-cell table:number-columns-repeated="4"/>
          <table:table-cell table:style-name="ce11"/>
          <table:table-cell table:style-name="ce12" office:value-type="float" office:value="10" calcext:value-type="float">
            <text:p>10</text:p>
          </table:table-cell>
          <table:table-cell table:style-name="ce11" office:value-type="float" office:value="1.00001" calcext:value-type="float">
            <text:p>1,00001</text:p>
          </table:table-cell>
          <table:table-cell table:style-name="ce11" office:value-type="float" office:value="1.0001" calcext:value-type="float">
            <text:p>1,0001</text:p>
          </table:table-cell>
          <table:table-cell table:style-name="ce11" office:value-type="float" office:value="1.0005" calcext:value-type="float">
            <text:p>1,0005</text:p>
          </table:table-cell>
          <table:table-cell table:style-name="ce11" office:value-type="float" office:value="1.001" calcext:value-type="float">
            <text:p>1,001</text:p>
          </table:table-cell>
          <table:table-cell table:style-name="ce11" office:value-type="float" office:value="1.002" calcext:value-type="float">
            <text:p>1,002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440.15" calcext:value-type="float">
            <text:p>440,15</text:p>
          </table:table-cell>
          <table:table-cell office:value-type="float" office:value="1.008337" calcext:value-type="float">
            <text:p>1,008337</text:p>
          </table:table-cell>
          <table:table-cell table:formula="of:=[.$C$33]/[.C35]" office:value-type="float" office:value="18.7257298648188" calcext:value-type="float">
            <text:p>18,73</text:p>
          </table:table-cell>
          <table:table-cell table:number-columns-repeated="4"/>
          <table:table-cell table:style-name="ce13" office:value-type="string" calcext:value-type="string">
            <text:p>EXT</text:p>
          </table:table-cell>
          <table:table-cell table:style-name="ce12" office:value-type="float" office:value="50" calcext:value-type="float">
            <text:p>50</text:p>
          </table:table-cell>
          <table:table-cell table:style-name="ce11" office:value-type="float" office:value="1.00005" calcext:value-type="float">
            <text:p>1,00005</text:p>
          </table:table-cell>
          <table:table-cell table:style-name="ce11" office:value-type="float" office:value="1.0005" calcext:value-type="float">
            <text:p>1,0005</text:p>
          </table:table-cell>
          <table:table-cell table:style-name="ce11" office:value-type="float" office:value="1.0025" calcext:value-type="float">
            <text:p>1,0025</text:p>
          </table:table-cell>
          <table:table-cell table:style-name="ce11" office:value-type="float" office:value="1.005" calcext:value-type="float">
            <text:p>1,005</text:p>
          </table:table-cell>
          <table:table-cell table:style-name="ce11" office:value-type="float" office:value="1.008337" calcext:value-type="float">
            <text:p>1,00833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422.85" calcext:value-type="float">
            <text:p>422,85</text:p>
          </table:table-cell>
          <table:table-cell office:value-type="float" office:value="1.008337" calcext:value-type="float">
            <text:p>1,008337</text:p>
          </table:table-cell>
          <table:table-cell table:formula="of:=[.$C$33]/[.C36]" office:value-type="float" office:value="19.4918529029207" calcext:value-type="float">
            <text:p>19,49</text:p>
          </table:table-cell>
          <table:table-cell table:number-columns-repeated="4"/>
          <table:table-cell table:style-name="ce14"/>
          <table:table-cell table:style-name="ce12" office:value-type="float" office:value="100" calcext:value-type="float">
            <text:p>100</text:p>
          </table:table-cell>
          <table:table-cell table:style-name="ce11" office:value-type="float" office:value="1.0001" calcext:value-type="float">
            <text:p>1,0001</text:p>
          </table:table-cell>
          <table:table-cell table:style-name="ce11" office:value-type="float" office:value="1.001" calcext:value-type="float">
            <text:p>1,001</text:p>
          </table:table-cell>
          <table:table-cell table:style-name="ce11" office:value-type="float" office:value="1.005" calcext:value-type="float">
            <text:p>1,005</text:p>
          </table:table-cell>
          <table:table-cell table:number-columns-repeated="2" table:style-name="ce11" office:value-type="float" office:value="1.008337" calcext:value-type="float">
            <text:p>1,00833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401.03" calcext:value-type="float">
            <text:p>401,03</text:p>
          </table:table-cell>
          <table:table-cell office:value-type="float" office:value="1.008337" calcext:value-type="float">
            <text:p>1,008337</text:p>
          </table:table-cell>
          <table:table-cell table:formula="of:=[.$C$33]/[.C37]" office:value-type="float" office:value="20.5524025633992" calcext:value-type="float">
            <text:p>20,55</text:p>
          </table:table-cell>
          <table:table-cell table:number-columns-repeated="4"/>
          <table:table-cell table:style-name="ce14"/>
          <table:table-cell table:style-name="ce12" office:value-type="float" office:value="200" calcext:value-type="float">
            <text:p>200</text:p>
          </table:table-cell>
          <table:table-cell table:style-name="ce11" office:value-type="float" office:value="1.0002" calcext:value-type="float">
            <text:p>1,0002</text:p>
          </table:table-cell>
          <table:table-cell table:style-name="ce11" office:value-type="float" office:value="1.002" calcext:value-type="float">
            <text:p>1,002</text:p>
          </table:table-cell>
          <table:table-cell table:number-columns-repeated="3" table:style-name="ce11" office:value-type="float" office:value="1.008337" calcext:value-type="float">
            <text:p>1,00833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396.6" calcext:value-type="float">
            <text:p>396,6</text:p>
          </table:table-cell>
          <table:table-cell office:value-type="float" office:value="1.008337" calcext:value-type="float">
            <text:p>1,008337</text:p>
          </table:table-cell>
          <table:table-cell table:formula="of:=[.$C$33]/[.C38]" office:value-type="float" office:value="20.7819717599597" calcext:value-type="float">
            <text:p>20,78</text:p>
          </table:table-cell>
          <table:table-cell table:number-columns-repeated="4"/>
          <table:table-cell table:style-name="ce14"/>
          <table:table-cell table:style-name="ce11" table:number-columns-repeated="3"/>
          <table:table-cell table:style-name="ce17" office:value-type="string" calcext:value-type="string">
            <text:p>INT</text:p>
          </table:table-cell>
          <table:table-cell table:style-name="ce11" table:number-columns-repeated="2"/>
          <table:table-cell/>
          <table:table-cell table:style-name="ce11"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4"/>
          <table:table-cell table:style-name="ce12" office:value-type="string" calcext:value-type="string">
            <text:p>Time(ms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00" calcext:value-type="float">
            <text:p>200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table:style-name="ce2" office:value-type="string" calcext:value-type="string">
            <text:p>Bigger population</text:p>
          </table:table-cell>
          <table:table-cell table:number-columns-repeated="2"/>
          <table:table-cell table:style-name="ce1"/>
          <table:table-cell table:number-columns-repeated="4"/>
          <table:table-cell table:style-name="ce14"/>
          <table:table-cell table:style-name="ce12" office:value-type="float" office:value="1" calcext:value-type="float">
            <text:p>1</text:p>
          </table:table-cell>
          <table:table-cell table:style-name="ce11" office:value-type="float" office:value="4.01" calcext:value-type="float">
            <text:p>4,01</text:p>
          </table:table-cell>
          <table:table-cell table:style-name="ce16" office:value-type="float" office:value="39.8" calcext:value-type="float">
            <text:p>39,8</text:p>
          </table:table-cell>
          <table:table-cell table:style-name="ce11" office:value-type="float" office:value="198.23" calcext:value-type="float">
            <text:p>198,23</text:p>
          </table:table-cell>
          <table:table-cell table:style-name="ce16" office:value-type="float" office:value="400.22" calcext:value-type="float">
            <text:p>400,22</text:p>
          </table:table-cell>
          <table:table-cell table:style-name="ce11" office:value-type="float" office:value="796.83" calcext:value-type="float">
            <text:p>796,83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table:style-name="ce2" office:value-type="string" calcext:value-type="string">
            <text:p>command:</text:p>
          </table:table-cell>
          <table:table-cell office:value-type="string" calcext:value-type="string">
            <text:p>./funcmin 200 10000 5000 1.0 1.1 50 0.000001 A B C</text:p>
          </table:table-cell>
          <table:table-cell/>
          <table:table-cell table:style-name="ce1"/>
          <table:table-cell table:number-columns-repeated="4"/>
          <table:table-cell table:style-name="ce14"/>
          <table:table-cell table:style-name="ce12" office:value-type="float" office:value="10" calcext:value-type="float">
            <text:p>10</text:p>
          </table:table-cell>
          <table:table-cell table:style-name="ce11" office:value-type="float" office:value="41.23" calcext:value-type="float">
            <text:p>41,23</text:p>
          </table:table-cell>
          <table:table-cell table:style-name="ce11" office:value-type="float" office:value="383.4" calcext:value-type="float">
            <text:p>383,4</text:p>
          </table:table-cell>
          <table:table-cell table:style-name="ce11" office:value-type="float" office:value="1977.02" calcext:value-type="float">
            <text:p>1977,02</text:p>
          </table:table-cell>
          <table:table-cell table:style-name="ce11" office:value-type="float" office:value="3970.24" calcext:value-type="float">
            <text:p>3970,24</text:p>
          </table:table-cell>
          <table:table-cell table:style-name="ce11" office:value-type="float" office:value="8037.67" calcext:value-type="float">
            <text:p>8037,67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>
            <text:p>200 50</text:p>
          </table:table-cell>
          <table:table-cell table:style-name="ce1"/>
          <table:table-cell table:number-columns-repeated="4"/>
          <table:table-cell table:style-name="ce13" office:value-type="string" calcext:value-type="string">
            <text:p>EXT</text:p>
          </table:table-cell>
          <table:table-cell table:style-name="ce12" office:value-type="float" office:value="50" calcext:value-type="float">
            <text:p>50</text:p>
          </table:table-cell>
          <table:table-cell table:style-name="ce11" office:value-type="float" office:value="194.49" calcext:value-type="float">
            <text:p>194,49</text:p>
          </table:table-cell>
          <table:table-cell table:style-name="ce11" office:value-type="float" office:value="1914.2" calcext:value-type="float">
            <text:p>1914,2</text:p>
          </table:table-cell>
          <table:table-cell table:style-name="ce11" office:value-type="float" office:value="10092.2" calcext:value-type="float">
            <text:p>10092,2</text:p>
          </table:table-cell>
          <table:table-cell table:style-name="ce11" office:value-type="float" office:value="20429.1" calcext:value-type="float">
            <text:p>20429,1</text:p>
          </table:table-cell>
          <table:table-cell table:style-name="ce11" office:value-type="float" office:value="41482.5" calcext:value-type="float">
            <text:p>41482,5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table:style-name="ce5" office:value-type="string" calcext:value-type="string">
            <text:p>A B C</text:p>
          </table:table-cell>
          <table:table-cell table:style-name="ce5" office:value-type="string" calcext:value-type="string">
            <text:p>Time(ms)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Scalability</text:p>
          </table:table-cell>
          <table:table-cell table:number-columns-repeated="4"/>
          <table:table-cell table:style-name="ce11"/>
          <table:table-cell table:style-name="ce12" office:value-type="float" office:value="100" calcext:value-type="float">
            <text:p>100</text:p>
          </table:table-cell>
          <table:table-cell table:style-name="ce11" office:value-type="float" office:value="385.65" calcext:value-type="float">
            <text:p>385,65</text:p>
          </table:table-cell>
          <table:table-cell table:style-name="ce11" office:value-type="float" office:value="3840.62" calcext:value-type="float">
            <text:p>3840,62</text:p>
          </table:table-cell>
          <table:table-cell table:style-name="ce11" office:value-type="float" office:value="20378" calcext:value-type="float">
            <text:p>20378</text:p>
          </table:table-cell>
          <table:table-cell table:style-name="ce11" office:value-type="float" office:value="41093" calcext:value-type="float">
            <text:p>41093</text:p>
          </table:table-cell>
          <table:table-cell table:style-name="ce11" office:value-type="float" office:value="82563" calcext:value-type="float">
            <text:p>82563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1 1 1</text:p>
          </table:table-cell>
          <table:table-cell office:value-type="float" office:value="40944.5" calcext:value-type="float">
            <text:p>40944,5</text:p>
          </table:table-cell>
          <table:table-cell office:value-type="float" office:value="1.008337" calcext:value-type="float">
            <text:p>1,008337</text:p>
          </table:table-cell>
          <table:table-cell table:formula="of:=[.$C$44]/[.C44]" office:value-type="float" office:value="1" calcext:value-type="float">
            <text:p>1,00</text:p>
          </table:table-cell>
          <table:table-cell table:number-columns-repeated="4"/>
          <table:table-cell table:style-name="ce11"/>
          <table:table-cell table:style-name="ce12" office:value-type="float" office:value="200" calcext:value-type="float">
            <text:p>200</text:p>
          </table:table-cell>
          <table:table-cell table:style-name="ce11" office:value-type="float" office:value="766.39" calcext:value-type="float">
            <text:p>766,39</text:p>
          </table:table-cell>
          <table:table-cell table:style-name="ce11" office:value-type="float" office:value="7743" calcext:value-type="float">
            <text:p>7743</text:p>
          </table:table-cell>
          <table:table-cell table:style-name="ce11" office:value-type="float" office:value="40944.5" calcext:value-type="float">
            <text:p>40944,5</text:p>
          </table:table-cell>
          <table:table-cell table:style-name="ce11" office:value-type="float" office:value="82386" calcext:value-type="float">
            <text:p>82386</text:p>
          </table:table-cell>
          <table:table-cell table:style-name="ce11" office:value-type="float" office:value="166460" calcext:value-type="float">
            <text:p>166460</text:p>
          </table:table-cell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1</text:p>
          </table:table-cell>
          <table:table-cell office:value-type="float" office:value="2644.7" calcext:value-type="float">
            <text:p>2644,7</text:p>
          </table:table-cell>
          <table:table-cell office:value-type="float" office:value="1.008337" calcext:value-type="float">
            <text:p>1,008337</text:p>
          </table:table-cell>
          <table:table-cell table:formula="of:=[.$C$44]/[.C45]" office:value-type="float" office:value="15.4817181532877" calcext:value-type="float">
            <text:p>15,48</text:p>
          </table:table-cell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48 1 1</text:p>
          </table:table-cell>
          <table:table-cell office:value-type="float" office:value="1960.52" calcext:value-type="float">
            <text:p>1960,52</text:p>
          </table:table-cell>
          <table:table-cell office:value-type="float" office:value="1.008337" calcext:value-type="float">
            <text:p>1,008337</text:p>
          </table:table-cell>
          <table:table-cell table:formula="of:=[.$C$44]/[.C46]" office:value-type="float" office:value="20.8845102319793" calcext:value-type="float">
            <text:p>20,88</text:p>
          </table:table-cell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24</text:p>
          </table:table-cell>
          <table:table-cell office:value-type="float" office:value="1975.67" calcext:value-type="float">
            <text:p>1975,67</text:p>
          </table:table-cell>
          <table:table-cell office:value-type="float" office:value="1.008337" calcext:value-type="float">
            <text:p>1,008337</text:p>
          </table:table-cell>
          <table:table-cell table:formula="of:=[.$C$44]/[.C47]" office:value-type="float" office:value="20.7243618620519" calcext:value-type="float">
            <text:p>20,72</text:p>
          </table:table-cell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24 1 48</text:p>
          </table:table-cell>
          <table:table-cell office:value-type="float" office:value="1447.08" calcext:value-type="float">
            <text:p>1447,08</text:p>
          </table:table-cell>
          <table:table-cell office:value-type="float" office:value="1.008337" calcext:value-type="float">
            <text:p>1,008337</text:p>
          </table:table-cell>
          <table:table-cell table:formula="of:=[.$C$44]/[.C48]" office:value-type="float" office:value="28.294565607983" calcext:value-type="float">
            <text:p>28,29</text:p>
          </table:table-cell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48 1 48</text:p>
          </table:table-cell>
          <table:table-cell office:value-type="float" office:value="1429.62" calcext:value-type="float">
            <text:p>1429,62</text:p>
          </table:table-cell>
          <table:table-cell office:value-type="float" office:value="1.008337" calcext:value-type="float">
            <text:p>1,008337</text:p>
          </table:table-cell>
          <table:table-cell table:formula="of:=[.$C$44]/[.C49]" office:value-type="float" office:value="28.6401281459409" calcext:value-type="float">
            <text:p>28,64</text:p>
          </table:table-cell>
          <table:table-cell table:number-columns-repeated="4"/>
          <table:table-cell table:style-name="ce11" table:number-columns-repeated="7"/>
          <table:table-cell/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11:46:50.21306837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39:52.911079513</meta:creation-date>
    <dc:date>2014-07-14T14:45:09.699435583</dc:date>
    <meta:editing-duration>PT15H11M42S</meta:editing-duration>
    <meta:editing-cycles>19</meta:editing-cycles>
    <meta:generator>LibreOffice/4.2.5.2$Linux_X86_64 LibreOffice_project/420m0$Build-2</meta:generator>
    <meta:document-statistic meta:table-count="1" meta:cell-count="270" meta:object-count="0"/>
  </office:meta>
</office:document-meta>
</file>